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tonian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office:value-type="float" office:value="3950" calcext:value-type="float">
            <text:p>3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6:04:47.371589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20-02-07T16:34:59.325938737</dc:date>
    <meta:editing-duration>PT20M</meta:editing-duration>
    <meta:editing-cycles>1</meta:editing-cycles>
    <meta:document-statistic meta:table-count="1" meta:cell-count="7" meta:object-count="0"/>
  </office:meta>
</office:document-meta>
</file>